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7cm"/>
    </style:style>
    <style:style style:name="co2" style:family="table-column">
      <style:table-column-properties fo:break-before="auto" style:column-width="1.4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deflevelreason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1856" calcext:value-type="float">
            <text:p>411856</text:p>
          </table:table-cell>
          <table:table-cell table:formula="of:=[.B2]/[.B$27]" office:value-type="percentage" office:value="0.64083150508021" calcext:value-type="percentage">
            <text:p>64,08%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9537" calcext:value-type="float">
            <text:p>99537</text:p>
          </table:table-cell>
          <table:table-cell table:formula="of:=[.B3]/[.B$27]" office:value-type="percentage" office:value="0.154875600989591" calcext:value-type="percentage">
            <text:p>15,49%</text:p>
          </table:table-cell>
          <table:table-cell office:value-type="string" calcext:value-type="string">
            <text:p>UnlistedDomain(2600), <text:s text:c="3"/>// non-graylisted, whitelisted or even blacklisted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34139" calcext:value-type="float">
            <text:p>34139</text:p>
          </table:table-cell>
          <table:table-cell table:formula="of:=[.B4]/[.B$27]" office:value-type="percentage" office:value="0.0531189220308391" calcext:value-type="percentage">
            <text:p>5,31%</text:p>
          </table:table-cell>
          <table:table-cell office:value-type="string" calcext:value-type="string">
            <text:p>BlacklistedIP(2502), <text:s text:c="15"/>//ip address of the impression was blacklisted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34021" calcext:value-type="float">
            <text:p>34021</text:p>
          </table:table-cell>
          <table:table-cell table:formula="of:=[.B5]/[.B$27]" office:value-type="percentage" office:value="0.0529353187384275" calcext:value-type="percentage">
            <text:p>5,29%</text:p>
          </table:table-cell>
          <table:table-cell office:value-type="string" calcext:value-type="string">
            <text:p>BlacklistedDomain(2501), <text:s text:c="11"/>//domain is in global blacklist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21768" calcext:value-type="float">
            <text:p>21768</text:p>
          </table:table-cell>
          <table:table-cell table:formula="of:=[.B6]/[.B$27]" office:value-type="percentage" office:value="0.0338701395696214" calcext:value-type="percentage">
            <text:p>3,39%</text:p>
          </table:table-cell>
          <table:table-cell office:value-type="string" calcext:value-type="string">
            <text:p>BlacklistedAppNexus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9613" calcext:value-type="float">
            <text:p>9613</text:p>
          </table:table-cell>
          <table:table-cell table:formula="of:=[.B7]/[.B$27]" office:value-type="percentage" office:value="0.0149574444911232" calcext:value-type="percentage">
            <text:p>1,50%</text:p>
          </table:table-cell>
          <table:table-cell office:value-type="string" calcext:value-type="string">
            <text:p>BlacklistPixalate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9133" calcext:value-type="float">
            <text:p>9133</text:p>
          </table:table-cell>
          <table:table-cell table:formula="of:=[.B8]/[.B$27]" office:value-type="percentage" office:value="0.0142105836406355" calcext:value-type="percentage">
            <text:p>1,42%</text:p>
          </table:table-cell>
          <table:table-cell office:value-type="string" calcext:value-type="string">
            <text:p>BlacklistedOpenProxyHoneyPot(2510), <text:s text:c="15"/>//blacklisted due to open proxy (honeypot)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8458" calcext:value-type="float">
            <text:p>8458</text:p>
          </table:table-cell>
          <table:table-cell table:formula="of:=[.B9]/[.B$27]" office:value-type="percentage" office:value="0.013160310569637" calcext:value-type="percentage">
            <text:p>1,32%</text:p>
          </table:table-cell>
          <table:table-cell office:value-type="string" calcext:value-type="string">
            <text:p>BlacklistedSearchEngine(2522), <text:s/>//Blacklisted because it was a search engine.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5516" calcext:value-type="float">
            <text:p>5516</text:p>
          </table:table-cell>
          <table:table-cell table:formula="of:=[.B10]/[.B$27]" office:value-type="percentage" office:value="0.00858267594018889" calcext:value-type="percentage">
            <text:p>0,86%</text:p>
          </table:table-cell>
          <table:table-cell office:value-type="string" calcext:value-type="string">
            <text:p>BlacklistedUTCapitole(2517), <text:s text:c="15"/>// blacklisted via Toulouse 1 University Capitole blacklist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637" calcext:value-type="float">
            <text:p>2637</text:p>
          </table:table-cell>
          <table:table-cell table:formula="of:=[.B11]/[.B$27]" office:value-type="percentage" office:value="0.00410306679736732" calcext:value-type="percentage">
            <text:p>0,41%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771" calcext:value-type="float">
            <text:p>1771</text:p>
          </table:table-cell>
          <table:table-cell table:formula="of:=[.B12]/[.B$27]" office:value-type="percentage" office:value="0.00275560534627892" calcext:value-type="percentage">
            <text:p>0,28%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167" calcext:value-type="float">
            <text:p>1167</text:p>
          </table:table-cell>
          <table:table-cell table:formula="of:=[.B13]/[.B$27]" office:value-type="percentage" office:value="0.00181580544274845" calcext:value-type="percentage">
            <text:p>0,18%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695" calcext:value-type="float">
            <text:p>695</text:p>
          </table:table-cell>
          <table:table-cell table:formula="of:=[.B14]/[.B$27]" office:value-type="percentage" office:value="0.00108139227310212" calcext:value-type="percentage">
            <text:p>0,11%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23" calcext:value-type="float">
            <text:p>623</text:p>
          </table:table-cell>
          <table:table-cell table:formula="of:=[.B15]/[.B$27]" office:value-type="percentage" office:value="0.000969363145528949" calcext:value-type="percentage">
            <text:p>0,10%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557" calcext:value-type="float">
            <text:p>557</text:p>
          </table:table-cell>
          <table:table-cell table:formula="of:=[.B16]/[.B$27]" office:value-type="percentage" office:value="0.000866669778586877" calcext:value-type="percentage">
            <text:p>0,09%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466" calcext:value-type="float">
            <text:p>466</text:p>
          </table:table-cell>
          <table:table-cell table:formula="of:=[.B17]/[.B$27]" office:value-type="percentage" office:value="0.000725077409015233" calcext:value-type="percentage">
            <text:p>0,07%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410" calcext:value-type="float">
            <text:p>410</text:p>
          </table:table-cell>
          <table:table-cell table:formula="of:=[.B18]/[.B$27]" office:value-type="percentage" office:value="0.00063794364312499" calcext:value-type="percentage">
            <text:p>0,06%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222" calcext:value-type="float">
            <text:p>222</text:p>
          </table:table-cell>
          <table:table-cell table:formula="of:=[.B19]/[.B$27]" office:value-type="percentage" office:value="0.000345423143350604" calcext:value-type="percentage">
            <text:p>0,03%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32" calcext:value-type="float">
            <text:p>32</text:p>
          </table:table-cell>
          <table:table-cell table:formula="of:=[.B20]/[.B$27]" office:value-type="percentage" office:value="0.0000497907233658529" calcext:value-type="percentage">
            <text:p>0,00%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1" calcext:value-type="float">
            <text:p>21</text:p>
          </table:table-cell>
          <table:table-cell table:formula="of:=[.B21]/[.B$27]" office:value-type="percentage" office:value="0.000032675162208841" calcext:value-type="percentage">
            <text:p>0,00%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18" calcext:value-type="float">
            <text:p>18</text:p>
          </table:table-cell>
          <table:table-cell table:formula="of:=[.B22]/[.B$27]" office:value-type="percentage" office:value="0.0000280072818932923" calcext:value-type="percentage">
            <text:p>0,00%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5" calcext:value-type="float">
            <text:p>15</text:p>
          </table:table-cell>
          <table:table-cell table:formula="of:=[.B23]/[.B$27]" office:value-type="percentage" office:value="0.0000233394015777435" calcext:value-type="percentage">
            <text:p>0,00%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8" calcext:value-type="float">
            <text:p>8</text:p>
          </table:table-cell>
          <table:table-cell table:formula="of:=[.B24]/[.B$27]" office:value-type="percentage" office:value="0.0000124476808414632" calcext:value-type="percentage">
            <text:p>0,00%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7" calcext:value-type="float">
            <text:p>7</text:p>
          </table:table-cell>
          <table:table-cell table:formula="of:=[.B25]/[.B$27]" office:value-type="percentage" office:value="0.0000108917207362803" calcext:value-type="percentage">
            <text:p>0,00%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=</text:p>
          </table:table-cell>
          <table:table-cell table:formula="of:=SUM([.B2:.B25])" office:value-type="float" office:value="642690" calcext:value-type="float">
            <text:p>642690</text:p>
          </table:table-cell>
          <table:table-cell table:number-columns-repeated="2"/>
        </table:table-row>
        <table:table-row table:style-name="ro1" table:number-rows-repeated="10485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B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15:35:54.475018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9T15:37:53.316600983</dc:date>
    <dc:creator>pmoukhataev </dc:creator>
    <meta:generator>LibreOffice/4.2.8.2$Linux_X86_64 LibreOffice_project/420m0$Build-2</meta:generator>
    <meta:document-statistic meta:table-count="1" meta:cell-count="84" meta:object-count="0"/>
  </office:meta>
</office:document-meta>
</file>